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BAAB1565829A35DC.png" manifest:media-type="image/png"/>
  <manifest:file-entry manifest:full-path="Pictures/10000201000006400000038429302063A79FB5D9.png" manifest:media-type="image/png"/>
  <manifest:file-entry manifest:full-path="Pictures/10000201000006400000038423FBF5774284ED72.png" manifest:media-type="image/png"/>
  <manifest:file-entry manifest:full-path="Pictures/100002010000064000000384771ED6D2C5776C82.png" manifest:media-type="image/png"/>
  <manifest:file-entry manifest:full-path="Pictures/100002010000064000000384FE7B049ED1B0F43E.png" manifest:media-type="image/png"/>
  <manifest:file-entry manifest:full-path="Pictures/100002010000064000000384C874F63E1543817F.png" manifest:media-type="image/png"/>
  <manifest:file-entry manifest:full-path="Pictures/1000020100000640000003841D888BC401792BE9.png" manifest:media-type="image/png"/>
  <manifest:file-entry manifest:full-path="Pictures/1000020100000640000003844277F5CADB70FB9D.png" manifest:media-type="image/png"/>
  <manifest:file-entry manifest:full-path="Pictures/1000020100000640000003844C25E83A58103A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4d9" officeooo:paragraph-rsid="000fc4d9"/>
    </style:style>
    <style:style style:name="P2" style:family="paragraph" style:parent-style-name="Standard">
      <style:text-properties fo:language="en" fo:country="US" officeooo:rsid="000fc4d9" officeooo:paragraph-rsid="000fc4d9"/>
    </style:style>
    <style:style style:name="P3" style:family="paragraph" style:parent-style-name="Standard">
      <style:text-properties fo:language="en" fo:country="US" fo:font-weight="bold" officeooo:rsid="000fc4d9" officeooo:paragraph-rsid="000fc4d9"/>
    </style:style>
    <style:style style:name="P4" style:family="paragraph" style:parent-style-name="Standard">
      <style:text-properties fo:language="en" fo:country="US" fo:font-weight="bold" officeooo:rsid="000fc4d9" officeooo:paragraph-rsid="0011d320"/>
    </style:style>
    <style:style style:name="P5" style:family="paragraph" style:parent-style-name="Standard">
      <style:text-properties fo:font-weight="bold" officeooo:rsid="000fc4d9" officeooo:paragraph-rsid="000fc4d9" style:font-weight-asian="bold" style:font-weight-complex="bold"/>
    </style:style>
    <style:style style:name="P6" style:family="paragraph" style:parent-style-name="Standard">
      <style:text-properties fo:font-weight="bold" officeooo:rsid="000fc4d9" officeooo:paragraph-rsid="0011d320"/>
    </style:style>
    <style:style style:name="P7" style:family="paragraph" style:parent-style-name="Standard">
      <style:text-properties fo:font-weight="normal" officeooo:rsid="000fc4d9" officeooo:paragraph-rsid="000fc4d9" style:font-weight-asian="normal" style:font-weight-complex="normal"/>
    </style:style>
    <style:style style:name="P8" style:family="paragraph" style:parent-style-name="Standard">
      <style:text-properties fo:font-weight="normal" officeooo:rsid="0011d320" officeooo:paragraph-rsid="000fc4d9" style:font-weight-asian="normal" style:font-weight-complex="normal"/>
    </style:style>
    <style:style style:name="P9" style:family="paragraph" style:parent-style-name="Standard">
      <style:text-properties fo:font-weight="normal" officeooo:rsid="001518c6" officeooo:paragraph-rsid="001518c6" style:font-weight-asian="normal" style:font-weight-complex="normal"/>
    </style:style>
    <style:style style:name="P10" style:family="paragraph" style:parent-style-name="Standard">
      <style:text-properties style:font-name="Liberation Serif" fo:font-size="12pt" fo:font-weight="normal" officeooo:rsid="000fc4d9" officeooo:paragraph-rsid="000fc4d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paragraph-rsid="00117812"/>
    </style:style>
    <style:style style:name="P12" style:family="paragraph" style:parent-style-name="Standard">
      <style:text-properties style:font-name="Liberation Serif" fo:font-size="12pt" fo:font-weight="bold" officeooo:rsid="000fc4d9" officeooo:paragraph-rsid="000fc4d9" style:font-weight-asian="bold" style:font-weight-complex="bold"/>
    </style:style>
    <style:style style:name="P13" style:family="paragraph" style:parent-style-name="Standard">
      <style:text-properties style:font-name="Liberation Serif" fo:font-weight="normal" officeooo:rsid="0011d320" officeooo:paragraph-rsid="000fc4d9" style:font-weight-asian="normal" style:font-weight-complex="normal"/>
    </style:style>
    <style:style style:name="P14" style:family="paragraph" style:parent-style-name="Standard">
      <style:text-properties style:font-name="sans-serif" fo:font-size="9pt" fo:font-weight="normal" officeooo:rsid="00117812" officeooo:paragraph-rsid="000fc4d9" style:font-weight-asian="normal" style:font-weight-complex="normal"/>
    </style:style>
    <style:style style:name="P15" style:family="paragraph" style:parent-style-name="Standard">
      <style:text-properties style:font-name="sans-serif" fo:font-size="10.5pt" fo:font-weight="normal" officeooo:rsid="0011d320" officeooo:paragraph-rsid="000fc4d9" style:font-weight-asian="normal" style:font-weight-complex="normal"/>
    </style:style>
    <style:style style:name="P16" style:family="paragraph" style:parent-style-name="Standard">
      <style:text-properties officeooo:paragraph-rsid="0011d320"/>
    </style:style>
    <style:style style:name="P17" style:family="paragraph" style:parent-style-name="Standard">
      <style:text-properties officeooo:paragraph-rsid="000fc4d9"/>
    </style:style>
    <style:style style:name="P18" style:family="paragraph" style:parent-style-name="Standard">
      <style:text-properties officeooo:paragraph-rsid="00117812"/>
    </style:style>
    <style:style style:name="P19" style:family="paragraph" style:parent-style-name="Standard">
      <style:text-properties officeooo:paragraph-rsid="001518c6"/>
    </style:style>
    <style:style style:name="P20" style:family="paragraph" style:parent-style-name="Standard">
      <style:text-properties officeooo:rsid="0016c515" officeooo:paragraph-rsid="0011d320"/>
    </style:style>
    <style:style style:name="P21" style:family="paragraph" style:parent-style-name="Standard">
      <style:text-properties officeooo:rsid="0016c515" officeooo:paragraph-rsid="0016c515"/>
    </style:style>
    <style:style style:name="P22" style:family="paragraph" style:parent-style-name="Standard">
      <style:text-properties officeooo:rsid="0018625c" officeooo:paragraph-rsid="0018625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d320" style:font-weight-asian="normal" style:font-weight-complex="normal"/>
    </style:style>
    <style:style style:name="T4" style:family="text">
      <style:text-properties fo:font-weight="normal" officeooo:rsid="000fc4d9" style:font-size-asian="12pt" style:font-weight-asian="normal" style:font-size-complex="12pt" style:font-weight-complex="normal"/>
    </style:style>
    <style:style style:name="T5" style:family="text">
      <style:text-properties fo:font-weight="normal" officeooo:rsid="00117812" style:font-size-asian="12pt" style:font-weight-asian="normal" style:font-size-complex="12pt" style:font-weight-complex="normal"/>
    </style:style>
    <style:style style:name="T6" style:family="text">
      <style:text-properties officeooo:rsid="00117812"/>
    </style:style>
    <style:style style:name="T7" style:family="text">
      <style:text-properties style:font-name="sans-serif" fo:font-size="9pt"/>
    </style:style>
    <style:style style:name="T8" style:family="text">
      <style:text-properties style:font-name="sans-serif" fo:font-size="10.5pt"/>
    </style:style>
    <style:style style:name="T9" style:family="text">
      <style:text-properties style:font-name="sans-serif" fo:font-size="10.5pt" fo:font-weight="normal" officeooo:rsid="001518c6" style:font-weight-asian="normal" style:font-weight-complex="normal"/>
    </style:style>
    <style:style style:name="T10" style:family="text">
      <style:text-properties style:font-size-asian="12pt" style:font-size-complex="12pt"/>
    </style:style>
    <style:style style:name="T11" style:family="text">
      <style:text-properties officeooo:rsid="0011d320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202124" style:font-name="arial" fo:font-size="12pt" fo:letter-spacing="normal" fo:font-style="normal" fo:font-weight="normal" officeooo:rsid="001371dd"/>
    </style:style>
    <style:style style:name="T15" style:family="text">
      <style:text-properties officeooo:rsid="001371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972in, 3.0346in, 0.852in, 3.745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744in, 3.0252in, 0.902in, 3.613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445in, 3.1783in, 0.6917in, 3.645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736in, 2.8957in, 0.3575in, 3.795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126in, 3.0429in, 0.8201in, 3.645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583in, 2.9681in, 0.822in, 3.720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2063in, 3.0429in, 0.9508in, 3.720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1244in, 2.9929in, 0.9319in, 3.7953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0484in, 3.0689in, 1.0575in, 3.720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6"/>
      <text:p text:style-name="P16"/>
      <text:p text:style-name="P20"><draw:frame draw:style-name="fr9" draw:name="Image1" text:anchor-type="char" svg:x="0.2335in" svg:y="0.0709in" svg:width="6.5992in" svg:height="4.1874in" draw:z-index="0"><draw:image xlink:href="Pictures/1000020100000640000003844C25E83A58103AF7.png" xlink:type="simple" xlink:show="embed" xlink:actuate="onLoad" loext:mime-type="image/png"/></draw:frame>cf</text:p>
      <text:p text:style-name="P20"/>
      <text:p text:style-name="P20"/>
      <text:p text:style-name="P21"><draw:frame draw:style-name="fr8" draw:name="Image2" text:anchor-type="char" svg:x="0.4563in" svg:y="0.0543in" svg:width="6.3626in" svg:height="4.0693in" draw:z-index="1"><draw:image xlink:href="Pictures/1000020100000640000003841D888BC401792BE9.png" xlink:type="simple" xlink:show="embed" xlink:actuate="onLoad" loext:mime-type="image/png"/></draw:frame><text:soft-page-break/>x</text:p>
      <text:p text:style-name="P21"/>
      <text:p text:style-name="P21"/>
      <text:p text:style-name="P21"><draw:frame draw:style-name="fr7" draw:name="Image3" text:anchor-type="char" svg:x="0.15in" svg:y="0.0402in" svg:width="7.0717in" svg:height="4.4398in" draw:z-index="2"><draw:image xlink:href="Pictures/100002010000064000000384771ED6D2C5776C82.png" xlink:type="simple" xlink:show="embed" xlink:actuate="onLoad" loext:mime-type="image/png"/></draw:frame>x</text:p>
      <text:p text:style-name="P21"><draw:frame draw:style-name="fr6" draw:name="Image4" text:anchor-type="char" svg:x="0.15in" svg:y="0.3764in" svg:width="6.9902in" svg:height="4.6189in" draw:z-index="3"><draw:image xlink:href="Pictures/100002010000064000000384C874F63E1543817F.png" xlink:type="simple" xlink:show="embed" xlink:actuate="onLoad" loext:mime-type="image/png"/></draw:frame><text:soft-page-break/></text:p>
      <text:p text:style-name="P22"><draw:frame draw:style-name="fr5" draw:name="Image9" text:anchor-type="char" svg:x="0.1201in" svg:y="-0.1819in" svg:width="6.75in" svg:height="4.2898in" draw:z-index="4"><draw:image xlink:href="Pictures/1000020100000640000003844277F5CADB70FB9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>[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7" text:anchor-type="char" svg:x="0.0083in" svg:y="0.0783in" svg:width="6.989in" svg:height="4.511in" draw:z-index="6"><draw:image xlink:href="Pictures/100002010000064000000384FE7B049ED1B0F43E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><draw:frame draw:style-name="fr2" draw:name="Image6" text:anchor-type="char" svg:x="0.3299in" svg:y="0.2346in" svg:width="6.4374in" svg:height="4.0425in" draw:z-index="7"><draw:image xlink:href="Pictures/10000201000006400000038423FBF5774284ED7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4" draw:name="Image8" text:anchor-type="char" svg:x="0.2256in" svg:y="0.0772in" svg:width="5.9335in" svg:height="3.7728in" draw:z-index="5"><draw:image xlink:href="Pictures/100002010000064000000384BAAB1565829A35DC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5" text:anchor-type="char" svg:x="0.0854in" svg:y="0.1016in" svg:width="6.822in" svg:height="4.5028in" draw:z-index="8"><draw:image xlink:href="Pictures/10000201000006400000038429302063A79FB5D9.png" xlink:type="simple" xlink:show="embed" xlink:actuate="onLoad" loext:mime-type="image/png"/></draw:frame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8T14:42:56.800079493</meta:creation-date>
    <dc:date>2022-10-08T23:33:50.259667691</dc:date>
    <meta:editing-duration>PT34M47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7" meta:paragraph-count="4" meta:word-count="4" meta:character-count="5" meta:non-whitespace-character-count="5"/>
  </office:meta>
</office:document-meta>
</file>